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fo:break-before="page"/>
      <style:text-properties fo:font-size="21pt" officeooo:rsid="00103c4c" officeooo:paragraph-rsid="00103c4c" style:font-size-asian="18.3500003814697pt" style:font-size-complex="21pt"/>
    </style:style>
    <style:style style:name="P2" style:family="paragraph" style:parent-style-name="Standard">
      <style:paragraph-properties fo:text-align="center" style:justify-single-word="false"/>
      <style:text-properties fo:font-size="21pt" officeooo:rsid="00103c4c" officeooo:paragraph-rsid="00103c4c" style:font-size-asian="18.3500003814697pt" style:font-size-complex="21pt"/>
    </style:style>
    <style:style style:name="P3" style:family="paragraph" style:parent-style-name="Standard">
      <style:paragraph-properties fo:text-align="center" style:justify-single-word="false"/>
      <style:text-properties fo:font-size="28pt" officeooo:rsid="00103c4c" officeooo:paragraph-rsid="00103c4c" style:font-size-asian="28pt" style:font-size-complex="28pt"/>
    </style:style>
    <style:style style:name="P4" style:family="paragraph" style:parent-style-name="Standard">
      <style:paragraph-properties fo:margin-left="0.2598in" fo:margin-right="0.25in" fo:text-align="center" style:justify-single-word="false"/>
      <style:text-properties fo:font-size="28pt" officeooo:rsid="00103c4c" officeooo:paragraph-rsid="00103c4c" style:font-size-asian="28pt" style:font-size-complex="28pt"/>
    </style:style>
    <style:style style:name="P5" style:family="paragraph" style:parent-style-name="Standard">
      <style:paragraph-properties fo:margin-left="0.2598in" fo:margin-right="0.25in" fo:text-align="center" style:justify-single-word="false" fo:break-before="page"/>
      <style:text-properties fo:font-size="28pt" officeooo:rsid="00103c4c" officeooo:paragraph-rsid="00103c4c" style:font-size-asian="28pt" style:font-size-complex="28pt"/>
    </style:style>
    <style:style style:name="P6" style:family="paragraph" style:parent-style-name="Standard">
      <style:paragraph-properties fo:margin-left="0.2598in" fo:margin-right="0.25in" fo:text-align="start" style:justify-single-word="false"/>
      <style:text-properties fo:font-size="28pt" officeooo:rsid="00103c4c" officeooo:paragraph-rsid="00103c4c" style:font-size-asian="28pt" style:font-size-complex="28pt"/>
    </style:style>
    <style:style style:name="P7" style:family="paragraph" style:parent-style-name="Standard">
      <style:paragraph-properties fo:margin-left="0.2598in" fo:margin-right="0.25in" fo:text-align="start" style:justify-single-word="false"/>
      <style:text-properties fo:font-size="18pt" officeooo:rsid="00103c4c" officeooo:paragraph-rsid="00103c4c" style:font-size-asian="15.75pt" style:font-size-complex="18pt"/>
    </style:style>
    <style:style style:name="P8" style:family="paragraph" style:parent-style-name="Standard">
      <style:paragraph-properties fo:margin-left="0.2598in" fo:margin-right="0.25in" fo:text-align="start" style:justify-single-word="false" fo:break-before="page"/>
      <style:text-properties fo:font-size="18pt" officeooo:rsid="00103c4c" officeooo:paragraph-rsid="00103c4c" style:font-size-asian="15.75pt" style:font-size-complex="18pt"/>
    </style:style>
    <style:style style:name="P9" style:family="paragraph" style:parent-style-name="Heading_20_4">
      <style:paragraph-properties fo:margin-left="0.25in" fo:margin-right="0.25in"/>
    </style:style>
    <style:style style:name="P10" style:family="paragraph" style:parent-style-name="Heading_20_4">
      <style:paragraph-properties fo:margin-left="0.25in" fo:margin-right="0.25in"/>
      <style:text-properties fo:font-size="15pt" style:font-size-asian="15pt" style:font-size-complex="15pt"/>
    </style:style>
    <style:style style:name="P11" style:family="paragraph" style:parent-style-name="Heading_20_4">
      <style:paragraph-properties fo:margin-left="0.25in" fo:margin-right="0.25in" fo:keep-with-next="always"/>
      <style:text-properties fo:font-size="15pt" style:font-size-asian="15pt" style:font-size-complex="15pt"/>
    </style:style>
    <style:style style:name="P12" style:family="paragraph" style:parent-style-name="Heading_20_4">
      <style:paragraph-properties fo:margin-left="0.25in" fo:margin-right="0.25in" fo:text-indent="0in" style:auto-text-indent="true"/>
    </style:style>
    <style:style style:name="P13" style:family="paragraph" style:parent-style-name="Heading_20_4">
      <style:paragraph-properties fo:margin-left="0.25in" fo:margin-right="0.25in" fo:text-indent="0in" style:auto-text-indent="true"/>
      <style:text-properties officeooo:paragraph-rsid="00182215"/>
    </style:style>
    <style:style style:name="P14" style:family="paragraph" style:parent-style-name="Standard">
      <style:paragraph-properties fo:margin-left="0.2598in" fo:margin-right="0.25in" fo:text-align="start" style:justify-single-word="false"/>
      <style:text-properties fo:font-size="28pt" officeooo:rsid="00103c4c" officeooo:paragraph-rsid="0017a2fc" style:font-size-asian="28pt" style:font-size-complex="28pt"/>
    </style:style>
    <style:style style:name="P15" style:family="paragraph" style:parent-style-name="Standard">
      <style:paragraph-properties fo:margin-left="0.2598in" fo:margin-right="0.25in" fo:text-align="start" style:justify-single-word="false"/>
      <style:text-properties officeooo:paragraph-rsid="00103c4c"/>
    </style:style>
    <style:style style:name="P16" style:family="paragraph" style:parent-style-name="Standard">
      <style:paragraph-properties fo:margin-left="0.25in" fo:margin-right="0.25in"/>
      <style:text-properties fo:font-size="15pt" style:font-size-asian="15pt" style:font-size-complex="15pt"/>
    </style:style>
    <style:style style:name="P17" style:family="paragraph" style:parent-style-name="Text_20_body" style:list-style-name="L1">
      <style:paragraph-properties fo:margin-left="0.25in" fo:margin-right="0.25in"/>
    </style:style>
    <style:style style:name="P18" style:family="paragraph" style:parent-style-name="Text_20_body" style:list-style-name="L1">
      <style:paragraph-properties fo:margin-left="0.25in" fo:margin-right="0.25in"/>
      <style:text-properties officeooo:paragraph-rsid="001a4749"/>
    </style:style>
    <style:style style:name="P19" style:family="paragraph" style:parent-style-name="Text_20_body" style:list-style-name="L2">
      <style:paragraph-properties fo:margin-left="0.25in" fo:margin-right="0.25in"/>
    </style:style>
    <style:style style:name="P20" style:family="paragraph" style:parent-style-name="Text_20_body" style:list-style-name="L3">
      <style:paragraph-properties fo:margin-left="0.25in" fo:margin-right="0.25in"/>
    </style:style>
    <style:style style:name="P21" style:family="paragraph" style:parent-style-name="Text_20_body" style:list-style-name="L4">
      <style:paragraph-properties fo:margin-left="0.25in" fo:margin-right="0.25in"/>
    </style:style>
    <style:style style:name="P22" style:family="paragraph" style:parent-style-name="Text_20_body">
      <style:paragraph-properties fo:margin-left="0.25in" fo:margin-right="0.25in"/>
      <style:text-properties fo:font-size="15pt" style:font-size-asian="15pt" style:font-size-complex="15pt"/>
    </style:style>
    <style:style style:name="P23" style:family="paragraph" style:parent-style-name="Text_20_body" style:list-style-name="L1">
      <style:paragraph-properties fo:margin-left="0.25in" fo:margin-right="0.25in"/>
      <style:text-properties fo:font-size="15pt" style:font-size-asian="15pt" style:font-size-complex="15pt"/>
    </style:style>
    <style:style style:name="P24" style:family="paragraph" style:parent-style-name="Text_20_body" style:list-style-name="L2">
      <style:paragraph-properties fo:margin-left="0.25in" fo:margin-right="0.25in"/>
      <style:text-properties fo:font-size="15pt" style:font-size-asian="15pt" style:font-size-complex="15pt"/>
    </style:style>
    <style:style style:name="P25" style:family="paragraph" style:parent-style-name="Text_20_body" style:list-style-name="L3">
      <style:paragraph-properties fo:margin-left="0.25in" fo:margin-right="0.25in"/>
      <style:text-properties fo:font-size="15pt" style:font-size-asian="15pt" style:font-size-complex="15pt"/>
    </style:style>
    <style:style style:name="P26" style:family="paragraph" style:parent-style-name="Text_20_body" style:list-style-name="L4">
      <style:paragraph-properties fo:margin-left="0.25in" fo:margin-right="0.25in"/>
      <style:text-properties fo:font-size="15pt" style:font-size-asian="15pt" style:font-size-complex="15pt"/>
    </style:style>
    <style:style style:name="P27" style:family="paragraph" style:parent-style-name="Text_20_body" style:list-style-name="L1">
      <style:paragraph-properties fo:margin-left="0.25in" fo:margin-right="0.25in"/>
      <style:text-properties fo:font-size="15pt" officeooo:rsid="001a4749" officeooo:paragraph-rsid="001a4749" style:font-size-asian="15pt" style:font-size-complex="15pt"/>
    </style:style>
    <style:style style:name="P28" style:family="paragraph" style:parent-style-name="Text_20_body" style:list-style-name="L3">
      <style:paragraph-properties fo:margin-left="0.25in" fo:margin-right="0.25in"/>
      <style:text-properties fo:font-size="15pt" officeooo:rsid="001a4749" officeooo:paragraph-rsid="001a4749" style:font-size-asian="15pt" style:font-size-complex="15pt"/>
    </style:style>
    <style:style style:name="P29" style:family="paragraph" style:parent-style-name="Text_20_body" style:list-style-name="L5">
      <style:paragraph-properties fo:margin-top="0in" fo:margin-bottom="0in" style:contextual-spacing="false"/>
    </style:style>
    <style:style style:name="P30" style:family="paragraph" style:parent-style-name="Text_20_body" style:list-style-name="L5">
      <style:text-properties officeooo:paragraph-rsid="00182215"/>
    </style:style>
    <style:style style:name="P31" style:family="paragraph" style:parent-style-name="Text_20_body" style:list-style-name="L6">
      <style:paragraph-properties fo:margin-left="0.25in" fo:margin-right="0.25in" fo:margin-top="0in" fo:margin-bottom="0in" style:contextual-spacing="false" fo:text-indent="0in" style:auto-text-indent="true"/>
    </style:style>
    <style:style style:name="P32" style:family="paragraph" style:parent-style-name="Text_20_body" style:list-style-name="L6">
      <style:paragraph-properties fo:margin-left="0.25in" fo:margin-right="0.25in" fo:text-indent="0in" style:auto-text-indent="true"/>
      <style:text-properties officeooo:paragraph-rsid="00182215"/>
    </style:style>
    <style:style style:name="P33" style:family="paragraph" style:parent-style-name="Text_20_body" style:list-style-name="L7">
      <style:paragraph-properties fo:margin-left="0.25in" fo:margin-right="0.25in" fo:margin-top="0in" fo:margin-bottom="0in" style:contextual-spacing="false" fo:text-indent="0in" style:auto-text-indent="true"/>
    </style:style>
    <style:style style:name="P34" style:family="paragraph" style:parent-style-name="Text_20_body" style:list-style-name="L7">
      <style:paragraph-properties fo:margin-left="0.25in" fo:margin-right="0.25in" fo:text-indent="0in" style:auto-text-indent="true"/>
      <style:text-properties officeooo:paragraph-rsid="00182215"/>
    </style:style>
    <style:style style:name="P35" style:family="paragraph" style:parent-style-name="Text_20_body" style:list-style-name="L8">
      <style:paragraph-properties fo:margin-left="0.25in" fo:margin-right="0.25in" fo:margin-top="0in" fo:margin-bottom="0in" style:contextual-spacing="false" fo:text-indent="0in" style:auto-text-indent="true"/>
    </style:style>
    <style:style style:name="P36" style:family="paragraph" style:parent-style-name="Text_20_body" style:list-style-name="L8">
      <style:paragraph-properties fo:margin-left="0.25in" fo:margin-right="0.25in" fo:text-indent="0in" style:auto-text-indent="true"/>
      <style:text-properties officeooo:paragraph-rsid="00182215"/>
    </style:style>
    <style:style style:name="P37" style:family="paragraph" style:parent-style-name="Text_20_body" style:list-style-name="L9">
      <style:paragraph-properties fo:margin-left="0.25in" fo:margin-right="0.25in" fo:margin-top="0in" fo:margin-bottom="0in" style:contextual-spacing="false" fo:text-indent="0in" style:auto-text-indent="true"/>
    </style:style>
    <style:style style:name="P38" style:family="paragraph" style:parent-style-name="Text_20_body" style:list-style-name="L9">
      <style:paragraph-properties fo:margin-left="0.25in" fo:margin-right="0.25in" fo:text-indent="0in" style:auto-text-indent="true"/>
    </style:style>
    <style:style style:name="P39" style:family="paragraph" style:parent-style-name="Text_20_body" style:list-style-name="L10">
      <style:paragraph-properties fo:margin-left="0.25in" fo:margin-right="0.25in" fo:margin-top="0in" fo:margin-bottom="0in" style:contextual-spacing="false" fo:text-indent="0in" style:auto-text-indent="true"/>
    </style:style>
    <style:style style:name="P40" style:family="paragraph" style:parent-style-name="Text_20_body" style:list-style-name="L10">
      <style:paragraph-properties fo:margin-left="0.25in" fo:margin-right="0.25in" fo:text-indent="0in" style:auto-text-indent="true"/>
    </style:style>
    <style:style style:name="P41" style:family="paragraph" style:parent-style-name="Text_20_body" style:list-style-name="L11">
      <style:paragraph-properties fo:margin-left="0.25in" fo:margin-right="0.25in" fo:margin-top="0in" fo:margin-bottom="0in" style:contextual-spacing="false" fo:text-indent="0in" style:auto-text-indent="true"/>
    </style:style>
    <style:style style:name="P42" style:family="paragraph" style:parent-style-name="Text_20_body" style:list-style-name="L11">
      <style:paragraph-properties fo:margin-left="0.25in" fo:margin-right="0.25in" fo:text-indent="0in" style:auto-text-indent="true"/>
      <style:text-properties officeooo:paragraph-rsid="00182215"/>
    </style:style>
    <style:style style:name="P43" style:family="paragraph" style:parent-style-name="Text_20_body" style:list-style-name="L12">
      <style:paragraph-properties fo:margin-left="0.25in" fo:margin-right="0.25in" fo:margin-top="0in" fo:margin-bottom="0in" style:contextual-spacing="false" fo:text-indent="0in" style:auto-text-indent="true"/>
    </style:style>
    <style:style style:name="P44" style:family="paragraph" style:parent-style-name="Text_20_body" style:list-style-name="L12">
      <style:paragraph-properties fo:margin-left="0.25in" fo:margin-right="0.25in" fo:text-indent="0in" style:auto-text-indent="true"/>
    </style:style>
    <style:style style:name="P45" style:family="paragraph" style:parent-style-name="Text_20_body" style:list-style-name="L13">
      <style:paragraph-properties fo:margin-left="0.25in" fo:margin-right="0.25in" fo:margin-top="0in" fo:margin-bottom="0in" style:contextual-spacing="false" fo:text-indent="0in" style:auto-text-indent="true"/>
    </style:style>
    <style:style style:name="P46" style:family="paragraph" style:parent-style-name="Text_20_body" style:list-style-name="L13">
      <style:paragraph-properties fo:margin-left="0.25in" fo:margin-right="0.25in" fo:text-indent="0in" style:auto-text-indent="true"/>
    </style:style>
    <style:style style:name="P47" style:family="paragraph" style:parent-style-name="Text_20_body">
      <style:paragraph-properties fo:margin-left="0.25in" fo:margin-right="0.25in" fo:text-indent="0in" style:auto-text-indent="true"/>
      <style:text-properties officeooo:paragraph-rsid="00182215"/>
    </style:style>
    <style:style style:name="P48" style:family="paragraph" style:parent-style-name="Text_20_body" style:list-style-name="L16">
      <style:text-properties officeooo:paragraph-rsid="00182b66"/>
    </style:style>
    <style:style style:name="T1" style:family="text">
      <style:text-properties fo:font-weight="bold" style:font-weight-asian="bold" style:font-weight-complex="bold"/>
    </style:style>
    <style:style style:name="T2" style:family="text">
      <style:text-properties fo:font-weight="bold" officeooo:rsid="00158dcd" style:font-size-asian="24.5pt"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e476" style:font-weight-asian="normal" style:font-weight-complex="normal"/>
    </style:style>
    <style:style style:name="T5" style:family="text">
      <style:text-properties fo:font-size="18pt" style:font-size-asian="15.75pt" style:font-size-complex="18pt"/>
    </style:style>
    <style:style style:name="T6" style:family="text">
      <style:text-properties fo:font-size="18pt" officeooo:rsid="0014e476" style:font-size-asian="15.75pt" style:font-size-complex="18pt"/>
    </style:style>
    <style:style style:name="T7" style:family="text">
      <style:text-properties fo:font-size="18pt" officeooo:rsid="00103c4c" style:font-size-asian="15.75pt" style:font-size-complex="18pt"/>
    </style:style>
    <style:style style:name="T8" style:family="text">
      <style:text-properties fo:font-size="18pt" officeooo:rsid="0017a2fc" style:font-size-asian="15.75pt" style:font-size-complex="18pt"/>
    </style:style>
    <style:style style:name="T9" style:family="text">
      <style:text-properties fo:font-size="18pt" fo:font-weight="bold" style:font-size-asian="15.75pt" style:font-weight-asian="bold" style:font-size-complex="18pt" style:font-weight-complex="bold"/>
    </style:style>
    <style:style style:name="T10" style:family="text">
      <style:text-properties fo:font-size="18pt" fo:font-weight="bold" officeooo:rsid="0014e476" style:font-size-asian="15.75pt" style:font-weight-asian="bold" style:font-size-complex="18pt" style:font-weight-complex="bold"/>
    </style:style>
    <style:style style:name="T11" style:family="text">
      <style:text-properties fo:font-size="28pt" fo:font-weight="bold" officeooo:rsid="00103c4c" style:font-size-asian="28pt" style:font-weight-asian="bold" style:font-size-complex="28pt" style:font-weight-complex="bold"/>
    </style:style>
    <style:style style:name="T12" style:family="text">
      <style:text-properties fo:font-size="15pt" style:font-size-asian="15pt" style:font-size-complex="15pt"/>
    </style:style>
    <style:style style:name="T13" style:family="text">
      <style:text-properties fo:font-size="15pt" officeooo:rsid="0017a2fc" style:font-size-asian="15pt" style:font-size-complex="15pt"/>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5pt" fo:font-weight="bold" officeooo:rsid="001a4749" style:font-size-asian="15pt" style:font-weight-asian="bold" style:font-size-complex="15pt" style:font-weight-complex="bold"/>
    </style:style>
    <style:style style:name="T16" style:family="text">
      <style:text-properties style:font-name="Liberation Serif" fo:font-size="15pt" fo:font-weight="bold" style:font-name-asian="NSimSun" style:font-size-asian="15pt" style:font-weight-asian="bold" style:font-name-complex="Lucida Sans1" style:font-size-complex="15pt" style:font-weight-complex="bold"/>
    </style:style>
    <style:style style:name="T17" style:family="text">
      <style:text-properties officeooo:rsid="001a4749"/>
    </style:style>
    <style:style style:name="T18" style:family="text">
      <style:text-properties officeooo:rsid="001ac8a8"/>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3">Certificate</text:p>
      <text:p text:style-name="P2"/>
      <text:p text:style-name="P7">This is to certify that <text:span text:style-name="T1">&lt;Student name&gt;</text:span><text:span text:style-name="T3">, student of Class 12 ‘Science’ (B) has successfully completed his Biology project on </text:span><text:span text:style-name="T1">“Waste Management” </text:span><text:span text:style-name="T3">under the guidance of Mr. Arup Roy and Mr. Sailen Da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tab/><text:tab/><text:tab/><text:tab/><text:tab/><text:tab/><text:tab/><text:tab/><text:tab/> <text:s text:c="2"/></text:span><text:span text:style-name="T4">____________<text:tab/><text:tab/><text:tab/><text:tab/><text:tab/><text:tab/><text:tab/><text:tab/><text:tab/> <text:s text:c="2"/>Teacher’s Sign.</text:span></text:p>
      <text:p text:style-name="P8"><text:span text:style-name="T4"/></text:p>
      <text:p text:style-name="P4">Acknowledgement<text:span text:style-name="T5"><text:line-break/><text:line-break/>I would like to express my sincere gratitude to </text:span><text:span text:style-name="T6">Arup Sir and Sailen Sir</text:span><text:span text:style-name="T5"> for their invaluable guidance, support, and encouragement throughout this project. Their expertise and insights have been instrumental in the successful completion of this study.<text:line-break/><text:line-break/>I am also thankful to </text:span><text:span text:style-name="T6">Guru Teg Bahadur Academy</text:span><text:span text:style-name="T5"> for providing the necessary resources and facilities to conduct this research. <text:line-break/><text:line-break/>I would like to acknowledge the contributions of my fellow classmate and friend, </text:span><text:span text:style-name="T10">[NAME]</text:span><text:span text:style-name="T5">, who offered </text:span><text:span text:style-name="T6">his</text:span><text:span text:style-name="T5"> time and help during various stages of the project. </text:span><text:span text:style-name="T6">His</text:span><text:span text:style-name="T5"> collaboration and support were greatly appreciated.<text:line-break/><text:line-break/>Finally, I extend my heartfelt gratitude to my family for their unwavering support and encouragement throughout this endeavor. Their belief in my abilities and continuous motivation have been the foundation of my success.<text:line-break/><text:line-break/>Thank you all for making this project a rewarding and enlightening experience.<text:line-break/><text:line-break/></text:span></text:p>
      <text:p text:style-name="P5"><text:span text:style-name="T5"/></text:p>
      <text:p text:style-name="P5"><text:span text:style-name="T5"/></text:p>
      <text:p text:style-name="P14"><text:span text:style-name="T2">Introduction</text:span><text:span text:style-name="T5"><text:line-break/><text:line-break/></text:span><text:span text:style-name="T12">Waste management is a critical issue due to the increasing waste volumes and their environmental and health impacts. Effective waste management mitigates pollution, conserves resources, and protects ecosystems. This project explores composting and anaerobic digestion, which decompose organic waste into valuable end products.<text:line-break/><text:line-break/>Traditional waste disposal methods like landfilling and incineration pose environmental challenges, including greenhouse gas emissions and contamination. Biological waste management offers an eco-friendly alternative using natural decomposition by microorganisms. Composting transforms organic waste into nutrient-rich compost, while anaerobic digestion produces biogas and digestate.<text:line-break/><text:line-break/>This project examines the efficiency, environmental impact, and economic viability of composting and anaerobic digestion. The methodology involves setting up compost bins and biogas plants, monitoring decomposition, identifying key microorganisms, and analyzing the products. These processes aim to transform waste into valuable resources, reduce pollution, and promote a circular economy.</text:span></text:p>
      <text:p text:style-name="P14"><text:span text:style-name="T9"/></text:p>
      <text:p text:style-name="P14"><text:span text:style-name="T1">Need Statement</text:span><text:span text:style-name="T5"><text:line-break/><text:line-break/></text:span><text:span text:style-name="T12">The management of waste is crucial due to its significant environmental, health, and economic impacts. Improper waste disposal leads to pollution, habitat destruction, and adverse health effects, necessitating efficient waste management practices to minimize these negative impacts.<text:line-break/><text:line-break/>Efficient waste management helps conserve resources and promotes sustainability. Traditional methods like landfilling and incineration have numerous drawbacks, including greenhouse gas emissions and soil contamination. Therefore, exploring alternative methods is vital for a sustainable future.<text:line-break/></text:span><text:soft-page-break/><text:span text:style-name="T12"><text:line-break/>This project focuses on biological methods of waste management, specifically the roles of decomposition processes, recycling, and microorganisms. By examining these biological processes, we aim to develop sustainable waste management practices that reduce environmental impact and promote resource conservation.</text:span></text:p>
      <text:p text:style-name="P6"><text:span text:style-name="T5"/></text:p>
      <text:p text:style-name="P15"><text:span text:style-name="T11">Methodology</text:span><text:span text:style-name="T7"><text:line-break/><text:line-break/></text:span><text:span text:style-name="T12">The methodology section outlines the approach and methods used to conduct our research on waste management. Given the inaccuracies and improper practices in our locality, all data was collected online to ensure accuracy and reliability. </text:span><text:span text:style-name="T13">In the sections below, we provided background information on waste management and its importance. This includes defining waste management and explaining why it is crucial for maintaining environmental health and sustainability.</text:span><text:span text:style-name="T8"> </text:span></text:p>
      <text:h text:style-name="P9" text:outline-level="4"/>
      <text:p text:style-name="P22">Here, we discuss the current issues and challenges in waste management. We explain the need for improved waste management practices due to the negative impacts of improper waste handling on the environment and human health.</text:p>
      <text:h text:style-name="P10" text:outline-level="4">Literature Review</text:h>
      <text:p text:style-name="P22">We conducted a comprehensive review of existing research and studies on waste management. This involved summarizing key findings from academic papers, government reports, and publications from non-governmental organizations. The literature review helped us identify the gaps in current knowledge and the areas that need further investigation.</text:p>
      <text:h text:style-name="P10" text:outline-level="4">Types of Waste</text:h>
      <text:p text:style-name="P22">This section categorizes different types of waste, including municipal, industrial, hazardous, biomedical, and electronic waste. We describe the characteristics and examples of each type, highlighting how they are generated and managed.</text:p>
      <text:p text:style-name="P22"><text:soft-page-break/></text:p>
      <text:h text:style-name="P10" text:outline-level="4">1. Municipal Solid Waste (MSW)</text:h>
      <text:list text:style-name="L5">
        <text:list-item>
          <text:p text:style-name="P29"><text:span text:style-name="Strong_20_Emphasis">Definition</text:span>: Commonly known as trash or garbage, MSW includes everyday items discarded by the public.</text:p>
        </text:list-item>
        <text:list-item>
          <text:p text:style-name="P29"><text:span text:style-name="Strong_20_Emphasis">Examples</text:span>: Household waste, food scraps, packaging materials, paper, plastics, glass, metals.</text:p>
        </text:list-item>
        <text:list-item>
          <text:p text:style-name="P30"><text:span text:style-name="Strong_20_Emphasis">Management Practices</text:span>: Collection by local authorities, recycling, composting, and landfilling.<text:line-break/></text:p>
        </text:list-item>
      </text:list>
      <text:h text:style-name="P11" text:outline-level="4">2. Industrial Waste</text:h>
      <text:list text:style-name="L6">
        <text:list-item>
          <text:p text:style-name="P31"><text:span text:style-name="Strong_20_Emphasis">Definition</text:span>: Waste produced by industrial activities and manufacturing processes.</text:p>
        </text:list-item>
        <text:list-item>
          <text:p text:style-name="P31"><text:span text:style-name="Strong_20_Emphasis">Examples</text:span>: Scrap metal, chemicals, plastics, packaging materials, and by-products from factories.</text:p>
        </text:list-item>
        <text:list-item>
          <text:p text:style-name="P32"><text:span text:style-name="Strong_20_Emphasis">Management Practices</text:span>: Recycling, treatment of hazardous components, landfilling, and incineration.</text:p>
        </text:list-item>
      </text:list>
      <text:p text:style-name="P47"><text:line-break/><text:span text:style-name="T16">3. Hazardous Waste</text:span></text:p>
      <text:list text:style-name="L7">
        <text:list-item>
          <text:p text:style-name="P33"><text:span text:style-name="Strong_20_Emphasis">Definition</text:span>: Waste that poses substantial or potential threats to public health or the environment.</text:p>
        </text:list-item>
        <text:list-item>
          <text:p text:style-name="P33"><text:span text:style-name="Strong_20_Emphasis">Examples</text:span>: Batteries, paints, chemicals, pesticides, medical waste, electronic waste (e-waste).</text:p>
        </text:list-item>
        <text:list-item>
          <text:p text:style-name="P34"><text:span text:style-name="Strong_20_Emphasis">Management Practices</text:span>: Specialized treatment and disposal processes, secure landfills, incineration, and recycling.</text:p>
        </text:list-item>
      </text:list>
      <text:p text:style-name="P47"><text:line-break/><text:span text:style-name="T16">4. Biomedical Waste</text:span></text:p>
      <text:list text:style-name="L8">
        <text:list-item>
          <text:p text:style-name="P35"><text:span text:style-name="Strong_20_Emphasis">Definition</text:span>: Waste generated from medical facilities, such as hospitals, clinics, and laboratories.</text:p>
        </text:list-item>
        <text:list-item>
          <text:p text:style-name="P35"><text:span text:style-name="Strong_20_Emphasis">Examples</text:span>: Used needles and syringes, bandages, surgical gloves, discarded medicines, and body fluids.</text:p>
        </text:list-item>
        <text:list-item>
          <text:p text:style-name="P36"><text:span text:style-name="Strong_20_Emphasis">Management Practices</text:span>: Incineration, autoclaving, chemical disinfection, and secure landfilling.</text:p>
        </text:list-item>
      </text:list>
      <text:h text:style-name="P13" text:outline-level="4"><text:line-break/><text:span text:style-name="T16">5. Electronic Waste (E-waste)</text:span></text:h>
      <text:list text:style-name="L9">
        <text:list-item>
          <text:p text:style-name="P37"><text:span text:style-name="Strong_20_Emphasis">Definition</text:span>: Discarded electronic devices and components.</text:p>
        </text:list-item>
        <text:list-item>
          <text:p text:style-name="P37"><text:span text:style-name="Strong_20_Emphasis">Examples</text:span>: Computers, mobile phones, televisions, printers, and other electronic gadgets.</text:p>
        </text:list-item>
        <text:list-item>
          <text:p text:style-name="P38"><text:soft-page-break/><text:span text:style-name="Strong_20_Emphasis">Management Practices</text:span>: Recycling, refurbishing, and safe disposal to recover valuable materials and reduce environmental impact.</text:p>
        </text:list-item>
      </text:list>
      <text:h text:style-name="P12" text:outline-level="4"><text:line-break/><text:span text:style-name="T16">6. Construction and Demolition Waste (C&amp;D Waste)</text:span></text:h>
      <text:list text:style-name="L10">
        <text:list-item>
          <text:p text:style-name="P39"><text:span text:style-name="Strong_20_Emphasis">Definition</text:span>: Waste materials produced during construction, renovation, and demolition activities.</text:p>
        </text:list-item>
        <text:list-item>
          <text:p text:style-name="P39"><text:span text:style-name="Strong_20_Emphasis">Examples</text:span>: Concrete, wood, metals, bricks, glass, and plastics.</text:p>
        </text:list-item>
        <text:list-item>
          <text:p text:style-name="P40"><text:span text:style-name="Strong_20_Emphasis">Management Practices</text:span>: Recycling and reusing materials, landfilling, and specialized treatment for hazardous components.</text:p>
        </text:list-item>
      </text:list>
      <text:h text:style-name="P12" text:outline-level="4"><text:line-break/><text:span text:style-name="T16">7. Agricultural Waste</text:span></text:h>
      <text:list text:style-name="L11">
        <text:list-item>
          <text:p text:style-name="P41"><text:span text:style-name="Strong_20_Emphasis">Definition</text:span>: Waste produced from farming activities.</text:p>
        </text:list-item>
        <text:list-item>
          <text:p text:style-name="P41"><text:span text:style-name="Strong_20_Emphasis">Examples</text:span>: Crop residues, manure, pesticide containers, and unused fertilizers.</text:p>
        </text:list-item>
        <text:list-item>
          <text:p text:style-name="P42"><text:span text:style-name="Strong_20_Emphasis">Management Practices</text:span>: Composting, recycling, and proper disposal of hazardous materials.</text:p>
        </text:list-item>
      </text:list>
      <text:h text:style-name="P13" text:outline-level="4"><text:line-break/><text:span text:style-name="T16">8. Radioactive Waste</text:span></text:h>
      <text:list text:style-name="L12">
        <text:list-item>
          <text:p text:style-name="P43"><text:span text:style-name="Strong_20_Emphasis">Definition</text:span>: Waste containing radioactive substances.</text:p>
        </text:list-item>
        <text:list-item>
          <text:p text:style-name="P43"><text:span text:style-name="Strong_20_Emphasis">Examples</text:span>: Spent nuclear fuel, radioactive isotopes from medical and industrial processes, and contaminated materials.</text:p>
        </text:list-item>
        <text:list-item>
          <text:p text:style-name="P44"><text:span text:style-name="Strong_20_Emphasis">Management Practices</text:span>: Containment, deep geological storage, and specialized treatment to reduce radioactivity over time.</text:p>
        </text:list-item>
      </text:list>
      <text:h text:style-name="P12" text:outline-level="4"><text:line-break/><text:span text:style-name="T16">9. Green Waste</text:span></text:h>
      <text:list text:style-name="L13">
        <text:list-item>
          <text:p text:style-name="P45"><text:span text:style-name="Strong_20_Emphasis">Definition</text:span>: Biodegradable waste composed of garden or park waste.</text:p>
        </text:list-item>
        <text:list-item>
          <text:p text:style-name="P45"><text:span text:style-name="Strong_20_Emphasis">Examples</text:span>: Grass clippings, leaves, branches, and organic garden debris.</text:p>
        </text:list-item>
        <text:list-item>
          <text:p text:style-name="P46"><text:span text:style-name="Strong_20_Emphasis">Management Practices</text:span>: Composting, mulching, and anaerobic digestion to produce biogas.</text:p>
        </text:list-item>
      </text:list>
      <text:p text:style-name="P22"/>
      <text:h text:style-name="P10" text:outline-level="4">Sources of Waste</text:h>
      <text:list text:style-name="L16">
        <text:list-item>
          <text:p text:style-name="P48"><text:span text:style-name="T12">We explore the major sources of waste generation, including residential, commercial, industrial, hazardous, biomedical, electronic, construction and demolition, agricultural, radioactive, and green waste. By analyzing data from various sources, we compare the waste generation patterns in </text:span><text:soft-page-break/><text:span text:style-name="T12">these sectors and discuss the factors contributing to the differences.<text:line-break/></text:span></text:p>
        </text:list-item>
        <text:list-item>
          <text:p text:style-name="P48"><text:span text:style-name="T14">Residential waste</text:span><text:span text:style-name="T12"> is generated by households from everyday activities like cooking and cleaning, producing items such as food scraps and packaging materials.</text:span></text:p>
        </text:list-item>
        <text:list-item>
          <text:p text:style-name="P48"><text:span text:style-name="T14">Commercial waste</text:span><text:span text:style-name="T12"> originates from businesses like offices, hotels, and restaurants, including office paper and cardboard.</text:span></text:p>
        </text:list-item>
        <text:list-item>
          <text:p text:style-name="P48"><text:span text:style-name="T14">Industrial waste</text:span><text:span text:style-name="T12"> comes from manufacturing processes in factories and construction sites, including scrap metal and chemicals.</text:span></text:p>
        </text:list-item>
        <text:list-item>
          <text:p text:style-name="P48"><text:span text:style-name="T14">Hazardous waste</text:span><text:span text:style-name="T12"> is produced by industries and households, including items like batteries and chemicals that require special handling.</text:span></text:p>
        </text:list-item>
        <text:list-item>
          <text:p text:style-name="P48"><text:span text:style-name="T14">Biomedical waste</text:span><text:span text:style-name="T12"> is generated by hospitals and clinics, including used needles and discarded medications.</text:span></text:p>
        </text:list-item>
        <text:list-item>
          <text:p text:style-name="P48"><text:span text:style-name="T14">Electronic waste</text:span><text:span text:style-name="T12"> comes from discarded electronic devices like computers and mobile phones, primarily from households and businesses.</text:span></text:p>
        </text:list-item>
        <text:list-item>
          <text:p text:style-name="P48"><text:span text:style-name="T14">Construction and demolition waste</text:span><text:span text:style-name="T12"> is produced by building activities, including concrete and wood.</text:span></text:p>
        </text:list-item>
        <text:list-item>
          <text:p text:style-name="P48"><text:span text:style-name="T14">Agricultural waste</text:span><text:span text:style-name="T12"> is generated by farms, including crop residues and pesticide containers.</text:span></text:p>
        </text:list-item>
        <text:list-item>
          <text:p text:style-name="P48"><text:span text:style-name="T14">Radioactive waste</text:span><text:span text:style-name="T12"> comes from nuclear power plants and medical facilities using radioactive materials.</text:span></text:p>
        </text:list-item>
        <text:list-item>
          <text:p text:style-name="P48"><text:span text:style-name="T14">Green waste</text:span><text:span text:style-name="T12"> is generated from gardens and parks, including grass clippings and branches.<text:line-break/><text:line-break/>By examining these sources, we gain insights into how waste generation differs across sectors and the underlying factors influencing these patterns.</text:span></text:p>
        </text:list-item>
      </text:list>
      <text:h text:style-name="P10" text:outline-level="4"><text:soft-page-break/>Environmental Impact</text:h>
      <text:p text:style-name="P22">The environmental impact of waste is profound and multifaceted, affecting ecosystems, human health, and climate stability. Improper waste disposal and management practices lead to pollution of land, water, and air, contributing to environmental degradation.</text:p>
      <text:p text:style-name="Text_20_body"><text:span text:style-name="Strong_20_Emphasis">Land Pollution</text:span>: One of the most visible impacts of waste is land pollution. Landfills, where much of the waste ends up, can take up large tracts of land, rendering it unusable for other purposes. Moreover, when waste is not properly contained, it can leach harmful chemicals into the soil, contaminating it and making it unfit for agriculture or habitation. Hazardous waste, in particular, poses significant risks as it can lead to soil contamination with heavy metals and toxic compounds.</text:p>
      <text:p text:style-name="Text_20_body"><text:span text:style-name="Strong_20_Emphasis">Water Pollution</text:span>: Waste can have a detrimental effect on water bodies. Leachate from landfills can seep into groundwater, contaminating drinking water sources. Additionally, improper disposal of industrial and agricultural waste can lead to the runoff of pollutants into rivers, lakes, and oceans. This runoff can cause eutrophication, where nutrient overloads lead to excessive algae growth, depleting oxygen in the water and harming aquatic life. Chemicals and microplastics from waste can also accumulate in marine ecosystems, impacting fish and other marine organisms, which can then enter the food chain and affect human health.</text:p>
      <text:p text:style-name="Text_20_body"><text:span text:style-name="Strong_20_Emphasis">Air Pollution</text:span>: Waste management practices such as incineration can contribute to air pollution. Burning waste releases harmful pollutants, including dioxins, furans, and particulate matter, into the atmosphere. These pollutants can have severe health impacts, including respiratory problems and cancer. Methane emissions from decomposing organic waste in landfills are another significant concern, as methane is a potent greenhouse gas that contributes to global warming and climate change.</text:p>
      <text:p text:style-name="Text_20_body"><text:span text:style-name="Strong_20_Emphasis">Impact on Wildlife</text:span>: Wildlife is severely impacted by waste, particularly plastic waste. Animals can mistake plastic for food, leading to ingestion and entanglement, which can cause injury or death. Moreover, toxic substances from waste can accumulate in the bodies of wildlife, leading to bioaccumulation and biomagnification, where higher concentrations of toxins are found in the tissues of predators higher up the food chain.</text:p>
      <text:p text:style-name="P22">The environmental impact of waste is extensive and calls for comprehensive waste management strategies. Reducing waste generation, promoting recycling and reuse, and ensuring proper disposal are crucial steps in mitigating these impacts and protecting the environment for future generations. By implementing these measures, we can significantly reduce the negative effects of waste on our ecosystems, health, and climate stability, fostering a more sustainable future.</text:p>
      <text:h text:style-name="P10" text:outline-level="4"><text:soft-page-break/>Health Impacts</text:h>
      <text:p text:style-name="P22">Improper waste management can have severe health impacts on communities, particularly those living near waste disposal sites or in areas with inadequate waste management systems. Exposure to waste and the pollutants it releases can lead to a range of health issues and diseases.<text:line-break/><text:line-break/><text:span text:style-name="T1">Respiratory Problems:</text:span> Air pollution from waste incineration and open burning releases harmful pollutants such as particulate matter, dioxins, and furans. These pollutants can cause respiratory problems, including asthma, bronchitis, and chronic obstructive pulmonary disease (COPD). Individuals with pre-existing respiratory conditions are particularly vulnerable.<text:line-break/><text:line-break/><text:span text:style-name="T1">Waterborne Diseases:</text:span> Contaminated water sources, resulting from leachate seeping into groundwater or runoff from improperly disposed waste, can lead to waterborne diseases. Common illnesses include cholera, dysentery, and gastroenteritis, which are caused by pathogens such as bacteria, viruses, and parasites present in polluted water.<text:line-break/><text:line-break/><text:span text:style-name="T1">Vector-Borne Diseases:</text:span> Waste can create breeding grounds for disease vectors such as mosquitoes and rodents. Stagnant water in waste piles can attract mosquitoes, leading to the spread of diseases like malaria, dengue fever, and Zika virus. Rodents, attracted to food waste, can carry diseases such as leptospirosis and hantavirus.<text:line-break/><text:line-break/><text:span text:style-name="T1">Toxic Exposure:</text:span> Hazardous waste contains toxic chemicals that can have acute and chronic health effects. Exposure to heavy metals like lead, mercury, and cadmium can lead to neurological damage, kidney disease, and developmental issues in children. Long-term exposure to toxic chemicals can increase the risk of cancer and reproductive disorders.<text:line-break/><text:line-break/><text:span text:style-name="T1">Skin and Eye Irritation:</text:span> Direct contact with waste, particularly hazardous and biomedical waste, can cause skin and eye irritation. People <text:soft-page-break/>working in waste management or living near waste sites may suffer from dermatitis, rashes, and other skin conditions. Biomedical waste can also harbor infectious agents that pose additional health risks.<text:line-break/><text:line-break/><text:span text:style-name="T1">Gastrointestinal Issues:</text:span> Consuming food or water contaminated with waste pollutants can lead to gastrointestinal problems, including nausea, vomiting, and diarrhea. Chemical contaminants and pathogens in waste can cause significant digestive system disturbances.<text:line-break/><text:line-break/>Effective waste management practices are essential to mitigate these health impacts. Proper disposal, recycling, and treatment of waste, along with public awareness and education, can significantly reduce the health risks associated with waste exposure. Implementing these measures helps protect the health and well-being of communities, especially those most vulnerable to the adverse effects of waste.</text:p>
      <text:h text:style-name="P10" text:outline-level="4">Data Collection Methods</text:h>
      <text:list text:style-name="L1">
        <text:list-item>
          <text:p text:style-name="P18"><text:span text:style-name="Strong_20_Emphasis"><text:span text:style-name="T15">Surveying Localities via. Google Street View</text:span></text:span></text:p>
          <text:list>
            <text:list-item>
              <text:p text:style-name="P27">This helps with in the effective and fast environment surveying with online tools such as Google Street View to get a glance of the area without actually travelling to it. </text:p>
            </text:list-item>
            <text:list-item>
              <text:p text:style-name="P27">Using Google Street View ensures efficient data collection from reliable sources. It reduces the costs associated with transport and safety issues. <text:s/></text:p>
            </text:list-item>
            <text:list-item>
              <text:p text:style-name="P23">This method ensured efficient data collection from <text:span text:style-name="T17">trusted sources</text:span>.</text:p>
            </text:list-item>
          </text:list>
        </text:list-item>
        <text:list-item>
          <text:p text:style-name="P17"><text:span text:style-name="Strong_20_Emphasis"><text:span text:style-name="T12">Online Observations and Case Studies</text:span></text:span></text:p>
          <text:list>
            <text:list-item>
              <text:p text:style-name="P23">Utilized online resources such as videos, webinars, and <text:span text:style-name="T17">vlogs</text:span> to observe waste management practices.</text:p>
            </text:list-item>
            <text:list-item>
              <text:p text:style-name="P23">Reviewed case studies and reports from other regions to understand effective waste management systems.</text:p>
            </text:list-item>
          </text:list>
        </text:list-item>
      </text:list>
      <text:h text:style-name="P10" text:outline-level="4"><text:soft-page-break/>Data Analysis Procedures</text:h>
      <text:list text:style-name="L2">
        <text:list-item>
          <text:p text:style-name="P19"><text:span text:style-name="Strong_20_Emphasis"><text:span text:style-name="T12">Quantitative Analysis</text:span></text:span></text:p>
          <text:list>
            <text:list-item>
              <text:p text:style-name="P24">Analyzed survey responses using basic statistical methods (averages and percentages).</text:p>
            </text:list-item>
            <text:list-item>
              <text:p text:style-name="P24">Summarized data to identify common trends in waste generation and segregation practices.</text:p>
            </text:list-item>
          </text:list>
        </text:list-item>
        <text:list-item>
          <text:p text:style-name="P19"><text:span text:style-name="Strong_20_Emphasis"><text:span text:style-name="T12">Qualitative Analysis</text:span></text:span></text:p>
          <text:list>
            <text:list-item>
              <text:p text:style-name="P24">Reviewed transcripts from virtual interviews and notes from online observations.</text:p>
            </text:list-item>
            <text:list-item>
              <text:p text:style-name="P24">Identified common themes and insights using coding techniques.</text:p>
            </text:list-item>
          </text:list>
        </text:list-item>
      </text:list>
      <text:h text:style-name="P10" text:outline-level="4">Tools and Techniques</text:h>
      <text:list text:style-name="L3">
        <text:list-item>
          <text:p text:style-name="P20"><text:span text:style-name="Strong_20_Emphasis"><text:span text:style-name="T12">Data Collection Tools</text:span></text:span></text:p>
          <text:list>
            <text:list-item>
              <text:p text:style-name="P25"><text:span text:style-name="T17">Google Street View for images and records</text:span>.</text:p>
            </text:list-item>
            <text:list-item>
              <text:p text:style-name="P25"><text:span text:style-name="T17">Youtube for collecting data from personal vlogs</text:span>.</text:p>
            </text:list-item>
          </text:list>
        </text:list-item>
        <text:list-item>
          <text:p text:style-name="P20"><text:span text:style-name="Strong_20_Emphasis"><text:span text:style-name="T12">Data Analysis Tools</text:span></text:span></text:p>
          <text:list>
            <text:list-item>
              <text:p text:style-name="P25"><text:span text:style-name="T18">Libreoffice Calc</text:span> for organizing and analyzing data.</text:p>
            </text:list-item>
            <text:list-item>
              <text:p text:style-name="P28">VSCodium for recording plain text and keeping an updated online copy. </text:p>
            </text:list-item>
          </text:list>
        </text:list-item>
      </text:list>
      <text:h text:style-name="P10" text:outline-level="4">Ethical Considerations</text:h>
      <text:list text:style-name="L4">
        <text:list-item>
          <text:p text:style-name="P21"><text:span text:style-name="Strong_20_Emphasis"><text:span text:style-name="T12">Digital Privacy and Confidentiality </text:span></text:span></text:p>
          <text:list>
            <text:list-item>
              <text:p text:style-name="P26">Participants were informed about the digital nature of data collection and the use of online tools such as Google Street View and YouTube. </text:p>
            </text:list-item>
            <text:list-item>
              <text:p text:style-name="P26">Participants were assured that their personal information would be handled securely and in accordance with ethical <text:soft-page-break/>guidelines, minimizing risks associated with online data collection and storage. </text:p>
            </text:list-item>
          </text:list>
        </text:list-item>
        <text:list-item>
          <text:p text:style-name="P21"><text:span text:style-name="Strong_20_Emphasis"><text:span text:style-name="T12">Data Protection</text:span></text:span></text:p>
          <text:list>
            <text:list-item>
              <text:p text:style-name="P26">All data collected, including survey responses, interview transcripts, and observational notes, were stored securely using encrypted digital storage systems. </text:p>
            </text:list-item>
            <text:list-item>
              <text:p text:style-name="P26">Anonymization techniques were employed to protect the privacy of participants. Personal identifiers were removed or pseudonyms were used in reports and analyses. </text:p>
            </text:list-item>
          </text:list>
        </text:list-item>
      </text:list>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order="6.01pt double #000000" style:border-line-width="0.028in 0.028in 0.028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21:20:25.356000000</meta:creation-date>
    <dc:date>2024-06-23T21:48:09.592000000</dc:date>
    <meta:editing-duration>PT51M17S</meta:editing-duration>
    <meta:editing-cycles>7</meta:editing-cycles>
    <meta:generator>LibreOffice/24.2.4.2$Windows_X86_64 LibreOffice_project/51a6219feb6075d9a4c46691dcfe0cd9c4fff3c2</meta:generator>
    <meta:document-statistic meta:table-count="0" meta:image-count="0" meta:object-count="0" meta:page-count="14" meta:paragraph-count="98" meta:word-count="2268" meta:character-count="16462" meta:non-whitespace-character-count="14290"/>
  </office:meta>
</office:document-meta>
</file>